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083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4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uncionalidades">
      <style:table-properties table:display="true" style:writing-mode="lr-tb"/>
    </style:style>
    <style:style style:name="ce1" style:family="table-cell" style:parent-style-name="Default">
      <style:table-cell-properties fo:background-color="#8eb4e3"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ional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 do Projeto: My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e: Daniel Oliveir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stórias</text:p>
          </table:table-cell>
          <table:table-cell table:style-name="ce1" office:value-type="string" calcext:value-type="string">
            <text:p>Valor de Negócio</text:p>
          </table:table-cell>
          <table:table-cell table:style-name="ce1" office:value-type="string" calcext:value-type="string">
            <text:p>Risco</text:p>
          </table:table-cell>
          <table:table-cell table:style-name="ce1" office:value-type="string" calcext:value-type="string">
            <text:p>Quadrant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Pontuação</text:p>
          </table:table-cell>
          <table:table-cell table:style-name="ce1" office:value-type="string" calcext:value-type="string">
            <text:p>Iteraçã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ar Nota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table:formula="of:=IF([.B6]=&quot;A&quot;; IF([.C6]=&quot;A&quot;; 4; 3); IF([.C6]=&quot;A&quot;; 1; 2))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P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icionar anotações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table:formula="of:=IF([.B7]=&quot;A&quot;; IF([.C7]=&quot;A&quot;; 4; 3); IF([.C7]=&quot;A&quot;; 1; 2))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VP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iar categorias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table:formula="of:=IF([.B8]=&quot;A&quot;; IF([.C8]=&quot;A&quot;; 4; 3); IF([.C8]=&quot;A&quot;; 1; 2))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P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tegorizar not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table:formula="of:=IF([.B9]=&quot;A&quot;; IF([.C9]=&quot;A&quot;; 4; 3); IF([.C9]=&quot;A&quot;; 1; 2)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P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partilhar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table:formula="of:=IF([.B10]=&quot;A&quot;; IF([.C10]=&quot;A&quot;; 4; 3); IF([.C10]=&quot;A&quot;; 1; 2))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P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gin e Logout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table:formula="of:=IF([.B11]=&quot;A&quot;; IF([.C11]=&quot;A&quot;; 4; 3); IF([.C11]=&quot;A&quot;; 1; 2))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P3</text:p>
          </table:table-cell>
          <table:table-cell table:number-columns-repeated="1017"/>
        </table:table-row>
        <table:table-row table:style-name="ro1" table:number-rows-repeated="20">
          <table:table-cell table:style-name="ce2" table:number-columns-repeated="7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Funcionalidades.$A$1" table:cell-range-address="$Funcionalidades.$A$5:.$G$9"/>
        </table:named-expressions>
      </table:table>
      <table:named-expressions/>
      <table:database-ranges>
        <table:database-range table:name="__Anonymous_Sheet_DB__0" table:target-range-address="Funcionalidades.A5:Funcionalidades.G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gis Simão</meta:initial-creator>
    <meta:creation-date>2013-08-06T16:50:52</meta:creation-date>
    <dc:date>2014-10-08T16:54:06.995507716</dc:date>
    <meta:generator>LibreOffice/4.2.6.3$Linux_X86_64 LibreOffice_project/420m0$Build-3</meta:generator>
    <meta:document-statistic meta:table-count="1" meta:cell-count="55" meta:object-count="0"/>
    <meta:user-defined meta:name="AppVersion">14.0300</meta:user-defined>
    <meta:user-defined meta:name="Company">RP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